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E90000030A4EB4CB981901A80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0.522cm" draw:z-index="0"><draw:image xlink:href="Pictures/10000001000004E90000030A4EB4CB981901A8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6T17:13:11.458000000</meta:creation-date>
    <dc:date>2023-04-06T17:14:34.163000000</dc:date>
    <meta:editing-duration>PT1M2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1.2$Windows_X86_64 LibreOffice_project/fcbaee479e84c6cd81291587d2ee68cba099e129</meta:generator>
  </office:meta>
</office:document-meta>
</file>